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roman" svg:panose-1="0 0 0 0 0 0 0 0 0 0"/>
    <style:font-face style:name="FreeSans" svg:font-family="FreeSans" style:font-family-generic="roman" svg:panose-1="0 0 0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style:style style:name="TableColumn2" style:family="table-column">
      <style:table-column-properties style:column-width="1.1756in"/>
    </style:style>
    <style:style style:name="TableColumn3" style:family="table-column">
      <style:table-column-properties style:column-width="2.5645in"/>
    </style:style>
    <style:style style:name="TableColumn4" style:family="table-column">
      <style:table-column-properties style:column-width="3.7409in"/>
    </style:style>
    <style:style style:name="Table1" style:family="table" style:master-page-name="MP0">
      <style:table-properties style:width="7.4812in" fo:margin-left="-0.2006in" table:align="left"/>
    </style:style>
    <style:style style:name="TableRow5" style:family="table-row">
      <style:table-row-properties/>
    </style:style>
    <style:style style:name="TableCell6" style:family="table-cell">
      <style:table-cell-properties fo:border="0.0069in solid #000000" fo:padding-top="0in" fo:padding-left="0.0715in" fo:padding-bottom="0in" fo:padding-right="0.075in"/>
    </style:style>
    <style:style style:name="P7" style:parent-style-name="LO-Normal" style:family="paragraph">
      <style:paragraph-properties fo:widows="2" fo:orphans="2" fo:break-before="page" fo:text-align="center" style:vertical-align="auto" fo:margin-left="0.0263in">
        <style:tab-stops/>
      </style:paragraph-properties>
      <style:text-properties fo:hyphenate="false"/>
    </style:style>
    <style:style style:name="T8" style:parent-style-name="Fuentedepárrafopredeter." style:family="text">
      <style:text-properties fo:language="es" fo:country="MX" style:language-asian="es" style:country-asian="MX" style:language-complex="ar" style:country-complex="SA"/>
    </style:style>
    <style:style style:name="P9" style:parent-style-name="LO-Normal" style:family="paragraph">
      <style:paragraph-properties fo:widows="2" fo:orphans="2" fo:text-align="center" style:vertical-align="auto" fo:margin-left="0.0263in">
        <style:tab-stops/>
      </style:paragraph-properties>
      <style:text-properties fo:hyphenate="false"/>
    </style:style>
    <style:style style:name="TableCell10" style:family="table-cell">
      <style:table-cell-properties fo:border="0.0069in solid #000000" style:vertical-align="middle" fo:padding-top="0in" fo:padding-left="0.0715in" fo:padding-bottom="0in" fo:padding-right="0.075in"/>
    </style:style>
    <style:style style:name="P11" style:parent-style-name="LO-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false"/>
    </style:style>
    <style:style style:name="P12" style:parent-style-name="LO-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false"/>
    </style:style>
    <style:style style:name="P13" style:parent-style-name="LO-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false"/>
    </style:style>
    <style:style style:name="TableRow14" style:family="table-row">
      <style:table-row-properties/>
    </style:style>
    <style:style style:name="TableCell15" style:family="table-cell">
      <style:table-cell-properties fo:border="0.0069in solid #000000" fo:padding-top="0in" fo:padding-left="0.0715in" fo:padding-bottom="0in" fo:padding-right="0.075in"/>
    </style:style>
    <style:style style:name="P16" style:parent-style-name="LO-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false"/>
    </style:style>
    <style:style style:name="P17" style:parent-style-name="LO-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false"/>
    </style:style>
    <style:style style:name="P18" style:parent-style-name="LO-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false"/>
    </style:style>
    <style:style style:name="TableCell19" style:family="table-cell">
      <style:table-cell-properties fo:border="0.0069in solid #000000" fo:padding-top="0in" fo:padding-left="0.0715in" fo:padding-bottom="0in" fo:padding-right="0.075in"/>
    </style:style>
    <style:style style:name="P20" style:parent-style-name="LO-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false"/>
    </style:style>
    <style:style style:name="P21" style:parent-style-name="LO-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false"/>
    </style:style>
    <style:style style:name="P22" style:parent-style-name="Normal"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Normal" style:family="paragraph">
      <style:paragraph-properties fo:text-align="center"/>
      <style:text-properties fo:font-size="36pt" style:font-size-asian="36pt" style:font-size-complex="36pt" fo:language="es" fo:country="MX"/>
    </style:style>
    <style:style style:name="P27" style:parent-style-name="Normal"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style>
    <style:style style:name="TableColumn31" style:family="table-column">
      <style:table-column-properties style:column-width="4.7597in"/>
    </style:style>
    <style:style style:name="Table29" style:family="table">
      <style:table-properties style:width="7.2597in" fo:margin-left="0in" table:align="left"/>
    </style:style>
    <style:style style:name="TableRow32" style:family="table-row">
      <style:table-row-properties style:row-height="0.5534in"/>
    </style:style>
    <style:style style:name="TableCell33" style:family="table-cell">
      <style:table-cell-properties fo:border="none" fo:padding-top="0.0381in" fo:padding-left="0.0381in" fo:padding-bottom="0.0381in" fo:padding-right="0.0381in"/>
    </style:style>
    <style:style style:name="P34"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style>
    <style:style style:name="TableCell39" style:family="table-cell">
      <style:table-cell-properties fo:border="none" fo:padding-top="0.0381in" fo:padding-left="0.0381in" fo:padding-bottom="0.0381in" fo:padding-right="0.0381in"/>
    </style:style>
    <style:style style:name="P40"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style>
    <style:style style:name="TableCell45" style:family="table-cell">
      <style:table-cell-properties fo:border="none" fo:padding-top="0.0381in" fo:padding-left="0.0381in" fo:padding-bottom="0.0381in" fo:padding-right="0.0381in"/>
    </style:style>
    <style:style style:name="P46"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style>
    <style:style style:name="TableCell51" style:family="table-cell">
      <style:table-cell-properties fo:border="none" fo:padding-top="0.0381in" fo:padding-left="0.0381in" fo:padding-bottom="0.0381in" fo:padding-right="0.0381in"/>
    </style:style>
    <style:style style:name="P52"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style>
    <style:style style:name="TableCell57" style:family="table-cell">
      <style:table-cell-properties fo:border="none" fo:padding-top="0.0381in" fo:padding-left="0.0381in" fo:padding-bottom="0.0381in" fo:padding-right="0.0381in"/>
    </style:style>
    <style:style style:name="P58"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style>
    <style:style style:name="TableCell63" style:family="table-cell">
      <style:table-cell-properties fo:border="none"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style>
    <style:style style:name="TableCell68" style:family="table-cell">
      <style:table-cell-properties fo:border="none"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style>
    <style:style style:name="TableCell74" style:family="table-cell">
      <style:table-cell-properties fo:border="none" fo:padding-top="0.0381in" fo:padding-left="0.0381in" fo:padding-bottom="0.0381in" fo:padding-right="0.0381in"/>
    </style:style>
    <style:style style:name="P75"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style>
    <style:style style:name="TableCell80" style:family="table-cell">
      <style:table-cell-properties fo:border="none" fo:padding-top="0.0381in" fo:padding-left="0.0381in" fo:padding-bottom="0.0381in" fo:padding-right="0.0381in"/>
    </style:style>
    <style:style style:name="P81"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Normal"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style>
    <style:style style:name="TableCell87" style:family="table-cell">
      <style:table-cell-properties fo:border="none" fo:padding-top="0.0381in" fo:padding-left="0.0381in" fo:padding-bottom="0.0381in" fo:padding-right="0.0381in"/>
    </style:style>
    <style:style style:name="P88" style:parent-style-name="Normal"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Normal"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style>
    <style:style style:name="TableCell94" style:family="table-cell">
      <style:table-cell-properties fo:border="none" fo:padding-top="0.0381in" fo:padding-left="0.0381in" fo:padding-bottom="0.0381in" fo:padding-right="0.0381in"/>
    </style:style>
    <style:style style:name="P95" style:parent-style-name="Normal"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T98" style:parent-style-name="Fuentedepárrafopredeter." style:family="text">
      <style:text-properties style:font-name="Calibri" fo:color="#000000" fo:font-size="26pt" style:font-size-asian="26pt"/>
    </style:style>
    <style:style style:name="T99" style:parent-style-name="Fuentedepárrafopredeter." style:family="text">
      <style:text-properties style:font-name="Calibri" fo:color="#000000" fo:font-size="26pt" style:font-size-asian="26pt"/>
    </style:style>
    <style:style style:name="T100" style:parent-style-name="Fuentedepárrafopredeter." style:family="text">
      <style:text-properties style:font-name="Calibri" fo:color="#000000" fo:font-size="26pt" style:font-size-asian="26pt"/>
    </style:style>
    <style:style style:name="T101" style:parent-style-name="Fuentedepárrafopredeter." style:family="text">
      <style:text-properties style:font-name="Calibri" fo:color="#000000" fo:font-size="26pt" style:font-size-asian="26pt"/>
    </style:style>
    <style:style style:name="T102" style:parent-style-name="Fuentedepárrafopredeter." style:family="text">
      <style:text-properties style:font-name="Calibri" fo:color="#000000" fo:font-size="26pt" style:font-size-asian="26pt"/>
    </style:style>
    <style:style style:name="P103" style:parent-style-name="Normal" style:family="paragraph">
      <style:text-properties style:font-name="Calibri" fo:color="#000000" fo:font-size="26pt" style:font-size-asian="26pt"/>
    </style:style>
    <style:style style:name="T104" style:parent-style-name="Fuentedepárrafopredeter." style:family="text">
      <style:text-properties style:font-name="Arial" fo:color="#000000" fo:font-size="14pt" style:font-size-asian="14pt" style:font-size-complex="14pt"/>
    </style:style>
    <style:style style:name="T105" style:parent-style-name="Fuentedepárrafopredeter." style:family="text">
      <style:text-properties style:font-name="Arial" fo:color="#000000" fo:font-size="14pt" style:font-size-asian="14pt" style:font-size-complex="14pt" fo:language="es" fo:country="MX"/>
    </style:style>
    <style:style style:name="T106" style:parent-style-name="Fuentedepárrafopredeter." style:family="text">
      <style:text-properties style:font-name="Arial" fo:color="#000000" fo:font-size="14pt" style:font-size-asian="14pt" style:font-size-complex="14pt" fo:language="es" fo:country="MX"/>
    </style:style>
    <style:style style:name="T107" style:parent-style-name="Fuentedepárrafopredeter." style:family="text">
      <style:text-properties style:font-name="Arial" fo:color="#000000" fo:language="es" fo:country="MX"/>
    </style:style>
    <style:style style:name="T108" style:parent-style-name="Fuentedepárrafopredeter." style:family="text">
      <style:text-properties style:font-name="Arial" fo:color="#000000" fo:language="es" fo:country="MX"/>
    </style:style>
    <style:style style:name="P109" style:parent-style-name="Normal" style:family="paragraph">
      <style:text-properties style:font-name="Arial" fo:color="#000000" fo:language="es" fo:country="MX"/>
    </style:style>
    <style:style style:name="T110" style:parent-style-name="Fuentedepárrafopredeter." style:family="text">
      <style:text-properties style:font-name="Arial" fo:color="#111111" fo:language="es" fo:country="MX"/>
    </style:style>
    <style:style style:name="T111" style:parent-style-name="Fuentedepárrafopredeter." style:family="text">
      <style:text-properties style:font-name="Arial" fo:color="#111111" fo:language="es" fo:country="MX"/>
    </style:style>
    <style:style style:name="T112" style:parent-style-name="Fuentedepárrafopredeter." style:family="text">
      <style:text-properties style:font-name="Arial" fo:color="#000000" fo:language="es" fo:country="MX"/>
    </style:style>
    <style:style style:name="T113" style:parent-style-name="Fuentedepárrafopredeter." style:family="text">
      <style:text-properties style:font-name="Arial" fo:color="#000000" fo:language="es" fo:country="MX"/>
    </style:style>
    <style:style style:name="T114" style:parent-style-name="Fuentedepárrafopredeter." style:family="text">
      <style:text-properties style:font-name="Arial" fo:color="#000000" fo:language="es" fo:country="MX"/>
    </style:style>
    <style:style style:name="T115" style:parent-style-name="Fuentedepárrafopredeter." style:family="text">
      <style:text-properties style:font-name="Arial" fo:color="#000000" fo:language="es" fo:country="MX"/>
    </style:style>
    <style:style style:name="P116" style:parent-style-name="Normal" style:family="paragraph">
      <style:text-properties style:font-name="Arial" fo:color="#000000" fo:language="es" fo:country="MX"/>
    </style:style>
    <style:style style:name="T117" style:parent-style-name="Fuentedepárrafopredeter." style:family="text">
      <style:text-properties style:font-name="Arial" fo:color="#000000" fo:language="es" fo:country="MX"/>
    </style:style>
    <style:style style:name="T118" style:parent-style-name="Fuentedepárrafopredeter." style:family="text">
      <style:text-properties style:font-name="Arial" fo:color="#000000" fo:language="es" fo:country="MX"/>
    </style:style>
    <style:style style:name="T119" style:parent-style-name="Fuentedepárrafopredeter." style:family="text">
      <style:text-properties style:font-name="Arial" fo:color="#000000" fo:language="es" fo:country="MX"/>
    </style:style>
    <style:style style:name="P120" style:parent-style-name="Normal" style:family="paragraph">
      <style:text-properties style:font-name="Arial" fo:color="#000000" fo:language="es" fo:country="MX"/>
    </style:style>
    <style:style style:name="T121" style:parent-style-name="Fuentedepárrafopredeter." style:family="text">
      <style:text-properties style:font-name="Arial" fo:color="#000000" fo:language="es" fo:country="MX"/>
    </style:style>
    <style:style style:name="T122" style:parent-style-name="Fuentedepárrafopredeter." style:family="text">
      <style:text-properties style:font-name="Arial" fo:color="#000000" fo:language="es" fo:country="MX"/>
    </style:style>
    <style:style style:name="T123" style:parent-style-name="Fuentedepárrafopredeter." style:family="text">
      <style:text-properties style:font-name="Arial" fo:color="#000000" fo:language="es" fo:country="MX"/>
    </style:style>
    <style:style style:name="T124" style:parent-style-name="Fuentedepárrafopredeter." style:family="text">
      <style:text-properties style:font-name="Arial" fo:color="#000000" fo:language="es" fo:country="MX"/>
    </style:style>
    <style:style style:name="P125" style:parent-style-name="Normal" style:family="paragraph">
      <style:text-properties style:font-name="Arial" fo:color="#000000" fo:language="es" fo:country="MX"/>
    </style:style>
    <style:style style:name="T126" style:parent-style-name="Fuentedepárrafopredeter." style:family="text">
      <style:text-properties style:font-name="Arial" fo:color="#000000" fo:language="es" fo:country="MX"/>
    </style:style>
    <style:style style:name="P127" style:parent-style-name="Normal" style:family="paragraph">
      <style:text-properties style:font-name="Arial" fo:color="#000000" fo:language="es" fo:country="MX"/>
    </style:style>
    <style:style style:name="T128" style:parent-style-name="Fuentedepárrafopredeter." style:family="text">
      <style:text-properties style:font-name="Arial" fo:color="#000000" fo:language="es" fo:country="MX"/>
    </style:style>
    <style:style style:name="P129" style:parent-style-name="Normal" style:family="paragraph">
      <style:text-properties style:font-name="Arial" fo:color="#000000" fo:language="es" fo:country="MX"/>
    </style:style>
    <style:style style:name="T130" style:parent-style-name="Fuentedepárrafopredeter." style:family="text">
      <style:text-properties style:font-name="Arial" fo:color="#000000" fo:language="es" fo:country="MX"/>
    </style:style>
    <style:style style:name="P131" style:parent-style-name="Normal" style:family="paragraph">
      <style:text-properties style:font-name="Arial" fo:color="#000000" fo:language="es" fo:country="MX"/>
    </style:style>
    <style:style style:name="T132" style:parent-style-name="Fuentedepárrafopredeter." style:family="text">
      <style:text-properties style:font-name="Arial" fo:color="#000000" fo:language="es" fo:country="MX"/>
    </style:style>
    <style:style style:name="T133" style:parent-style-name="Fuentedepárrafopredeter." style:family="text">
      <style:text-properties style:font-name="Arial" fo:color="#000000" fo:language="es" fo:country="MX"/>
    </style:style>
    <style:style style:name="P134" style:parent-style-name="Normal" style:family="paragraph">
      <style:text-properties style:font-name="Arial" fo:color="#000000" fo:language="es" fo:country="MX"/>
    </style:style>
    <style:style style:name="T135" style:parent-style-name="Fuentedepárrafopredeter." style:family="text">
      <style:text-properties style:font-name="Arial" fo:color="#000000" fo:language="es" fo:country="MX"/>
    </style:style>
    <style:style style:name="P136" style:parent-style-name="Normal" style:family="paragraph">
      <style:text-properties style:font-name="Arial" fo:color="#000000" fo:language="es" fo:country="MX"/>
    </style:style>
    <style:style style:name="T137" style:parent-style-name="Fuentedepárrafopredeter." style:family="text">
      <style:text-properties style:font-name="Arial" fo:color="#000000" fo:language="es" fo:country="MX"/>
    </style:style>
    <style:style style:name="P138" style:parent-style-name="Normal" style:family="paragraph">
      <style:text-properties style:font-name="Arial" fo:color="#000000" fo:language="es" fo:country="MX"/>
    </style:style>
    <style:style style:name="T139" style:parent-style-name="Fuentedepárrafopredeter." style:family="text">
      <style:text-properties style:font-name="Arial" fo:color="#000000" fo:language="es" fo:country="MX"/>
    </style:style>
    <style:style style:name="P140" style:parent-style-name="Normal" style:family="paragraph">
      <style:text-properties style:font-name="Arial" fo:color="#000000" fo:language="es" fo:country="MX"/>
    </style:style>
    <style:style style:name="T141" style:parent-style-name="Fuentedepárrafopredeter." style:family="text">
      <style:text-properties style:font-name="Arial" fo:color="#000000" fo:language="es" fo:country="MX"/>
    </style:style>
    <style:style style:name="P142" style:parent-style-name="Normal" style:family="paragraph">
      <style:text-properties style:font-name="Arial" fo:color="#000000" fo:language="es" fo:country="MX"/>
    </style:style>
    <style:style style:name="T143" style:parent-style-name="Fuentedepárrafopredeter." style:family="text">
      <style:text-properties style:font-name="Arial" fo:color="#000000" fo:language="es" fo:country="MX"/>
    </style:style>
    <style:style style:name="P144" style:parent-style-name="Normal" style:family="paragraph">
      <style:text-properties style:font-name="Arial" fo:color="#000000" fo:language="es" fo:country="MX"/>
    </style:style>
    <style:style style:name="T145" style:parent-style-name="Fuentedepárrafopredeter." style:family="text">
      <style:text-properties style:font-name="Arial" fo:color="#000000" fo:language="es" fo:country="MX"/>
    </style:style>
    <style:style style:name="T146" style:parent-style-name="Fuentedepárrafopredeter." style:family="text">
      <style:text-properties style:font-name="Arial" fo:color="#000000" fo:language="es" fo:country="MX"/>
    </style:style>
    <style:style style:name="T147" style:parent-style-name="Fuentedepárrafopredeter." style:family="text">
      <style:text-properties style:font-name="Arial" fo:color="#000000" fo:language="es" fo:country="MX"/>
    </style:style>
    <style:style style:name="T148" style:parent-style-name="Fuentedepárrafopredeter." style:family="text">
      <style:text-properties style:font-name="Arial" fo:font-weight="bold" style:font-weight-asian="bold" style:font-weight-complex="bold" fo:color="#000000" fo:language="es" fo:country="MX"/>
    </style:style>
    <style:style style:name="T149" style:parent-style-name="Fuentedepárrafopredeter." style:family="text">
      <style:text-properties style:font-name="Arial" fo:color="#000000" fo:language="es" fo:country="MX"/>
    </style:style>
    <style:style style:name="T150" style:parent-style-name="Fuentedepárrafopredeter." style:family="text">
      <style:text-properties style:font-name="Arial" fo:font-weight="bold" style:font-weight-asian="bold" style:font-weight-complex="bold" fo:color="#000000" fo:language="es" fo:country="MX"/>
    </style:style>
    <style:style style:name="P151" style:parent-style-name="Normal" style:family="paragraph">
      <style:text-properties style:font-name="Arial" fo:font-weight="bold" style:font-weight-asian="bold" style:font-weight-complex="bold" fo:color="#000000" fo:language="es" fo:country="MX"/>
    </style:style>
    <style:style style:name="T152" style:parent-style-name="Fuentedepárrafopredeter." style:family="text">
      <style:text-properties style:font-name="Arial" fo:color="#000000" fo:language="es" fo:country="MX"/>
    </style:style>
    <style:style style:name="T153" style:parent-style-name="Fuentedepárrafopredeter." style:family="text">
      <style:text-properties style:font-name="Arial" fo:color="#000000" fo:language="es" fo:country="MX"/>
    </style:style>
    <style:style style:name="T154" style:parent-style-name="Fuentedepárrafopredeter." style:family="text">
      <style:text-properties style:font-name="Arial" fo:color="#000000" fo:language="es" fo:country="MX"/>
    </style:style>
    <style:style style:name="T155" style:parent-style-name="Fuentedepárrafopredeter." style:family="text">
      <style:text-properties style:font-name="Arial" fo:color="#000000" fo:language="es" fo:country="MX"/>
    </style:style>
    <style:style style:name="T156" style:parent-style-name="Fuentedepárrafopredeter." style:family="text">
      <style:text-properties style:font-name="Arial" fo:color="#000000" fo:language="es" fo:country="MX"/>
    </style:style>
    <style:style style:name="P157" style:parent-style-name="Normal" style:family="paragraph">
      <style:text-properties style:font-name="Arial" fo:color="#000000" fo:language="es" fo:country="MX"/>
    </style:style>
    <style:style style:name="T158" style:parent-style-name="Fuentedepárrafopredeter." style:family="text">
      <style:text-properties style:font-name="Arial" fo:color="#000000" fo:language="es" fo:country="MX"/>
    </style:style>
    <style:style style:name="T159" style:parent-style-name="Fuentedepárrafopredeter." style:family="text">
      <style:text-properties style:font-name="Arial" fo:color="#000000" fo:language="es" fo:country="MX"/>
    </style:style>
    <style:style style:name="T160" style:parent-style-name="Fuentedepárrafopredeter." style:family="text">
      <style:text-properties style:font-name="Arial" fo:color="#000000" fo:language="es" fo:country="MX"/>
    </style:style>
    <style:style style:name="T161" style:parent-style-name="Fuentedepárrafopredeter." style:family="text">
      <style:text-properties style:font-name="Arial" fo:color="#000000" fo:language="es" fo:country="MX"/>
    </style:style>
    <style:style style:name="T162" style:parent-style-name="Fuentedepárrafopredeter." style:family="text">
      <style:text-properties style:font-name="Arial" fo:color="#000000" fo:language="es" fo:country="MX"/>
    </style:style>
    <style:style style:name="T163" style:parent-style-name="Fuentedepárrafopredeter." style:family="text">
      <style:text-properties style:font-name="Arial" fo:color="#000000" fo:language="es" fo:country="MX"/>
    </style:style>
    <style:style style:name="P164" style:parent-style-name="Normal" style:family="paragraph">
      <style:text-properties style:font-name="Arial" fo:color="#000000" fo:language="es" fo:country="MX"/>
    </style:style>
    <style:style style:name="P165" style:parent-style-name="Normal" style:family="paragraph">
      <style:text-properties style:font-name="Arial" fo:color="#000000" fo:language="es" fo:country="MX"/>
    </style:style>
    <style:style style:name="T166" style:parent-style-name="Fuentedepárrafopredeter." style:family="text">
      <style:text-properties style:font-name="Arial" fo:color="#000000" fo:language="es" fo:country="MX"/>
    </style:style>
    <style:style style:name="T167" style:parent-style-name="Fuentedepárrafopredeter." style:family="text">
      <style:text-properties style:font-name="Arial" fo:color="#000000" fo:language="es" fo:country="MX"/>
    </style:style>
    <style:style style:name="T168" style:parent-style-name="Fuentedepárrafopredeter." style:family="text">
      <style:text-properties style:font-name="Arial" fo:color="#000000" fo:language="es" fo:country="MX"/>
    </style:style>
    <style:style style:name="T169" style:parent-style-name="Hipervínculo" style:family="text">
      <style:text-properties style:font-name="Arial" fo:language="es" fo:country="MX"/>
    </style:style>
    <style:style style:name="T170" style:parent-style-name="Hipervínculo" style:family="text">
      <style:text-properties style:font-name="Arial" fo:language="es" fo:country="MX"/>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 draw:style-name="a0" draw:name="Imagen 1267" text:anchor-type="paragraph" svg:x="0.18819in" svg:y="-0.00694in" svg:width="0.68611in" svg:height="0.71806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Normal"/>
      <text:p text:style-name="Normal"/>
      <text:p text:style-name="P22"><text:span text:style-name="T23">Laboratorios</text:span><text:span text:style-name="T24"><text:s/>de<text:s/></text:span><text:span text:style-name="T25">computación</text:span></text:p>
      <text:p text:style-name="P26">salas A y B</text:p>
      <text:p text:style-name="P27"><text:span text:style-name="T28"/></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ING. Manuel Castañeda Castañeda</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Fundamentos de programación</text:p>
          </table:table-cell>
        </table:table-row>
        <table:table-row table:style-name="TableRow44">
          <table:table-cell table:style-name="TableCell45">
            <text:p text:style-name="P46"/>
            <text:p text:style-name="P47">Grupo:</text:p>
          </table:table-cell>
          <table:table-cell table:style-name="TableCell48">
            <text:p text:style-name="P49"/>
            <text:p text:style-name="Normal">16</text:p>
          </table:table-cell>
        </table:table-row>
        <table:table-row table:style-name="TableRow50">
          <table:table-cell table:style-name="TableCell51">
            <text:p text:style-name="P52"/>
            <text:p text:style-name="P53">No de Práctica(s):</text:p>
          </table:table-cell>
          <table:table-cell table:style-name="TableCell54">
            <text:p text:style-name="P55"/>
            <text:p text:style-name="Normal">1</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Fernando Delgado Narváez</text:p>
          </table:table-cell>
        </table:table-row>
        <table:table-row table:style-name="TableRow62">
          <table:table-cell table:style-name="TableCell63">
            <text:p text:style-name="P64">No. de Equipo de cómputo empleado:</text:p>
          </table:table-cell>
          <table:table-cell table:style-name="TableCell65">
            <text:p text:style-name="P66"/>
            <text:p text:style-name="Normal">2</text:p>
          </table:table-cell>
        </table:table-row>
        <table:table-row table:style-name="TableRow67">
          <table:table-cell table:style-name="TableCell68">
            <text:p text:style-name="P69"/>
            <text:p text:style-name="P70">No.<text:s/>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
            <text:p text:style-name="Normal">1er semestre</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
            <text:p text:style-name="Normal">21/08/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Normal"/>
      <text:p text:style-name="Normal"/>
      <text:p text:style-name="Normal"><text:span text:style-name="T98"><text:tab/></text:span><text:span text:style-name="T99"><text:tab/></text:span><text:span text:style-name="T100"><text:tab/></text:span><text:span text:style-name="T101"><text:tab/></text:span><text:span text:style-name="T102"><text:tab/>CALIFICACIÓN: __________</text:span></text:p>
      <text:p text:style-name="P103"/>
      <text:p text:style-name="Normal"><text:span text:style-name="T104">1.- ¿</text:span><text:span text:style-name="T105">Qué necesito para montar un jardín hidropónico?</text:span></text:p>
      <text:p text:style-name="Normal"><text:span text:style-name="T106">R=</text:span></text:p>
      <text:p text:style-name="Normal"><text:span text:style-name="T107">Iniciar un cultivo hidropónico casero requiere seguir sólo tres pasos y tener los<text:s/></text:span><text:span text:style-name="T108">siguientes materiales: semillas, contenedores (botellas de plástico, charolas o macetas), sustratos (aserrín, tezontle, fibra de coco o grava) y una solución nutritiva estandarizada para cualquier tipo de cultivo o bien crear tu propia solución.</text:span></text:p>
      <text:p text:style-name="P109"/>
      <text:p text:style-name="Normal"><text:span text:style-name="T110">El primer</text:span><text:span text:style-name="T111"><text:s/>paso es preparar los contenedores antes de colocarlos en el espacio destinado para el cultivo, por ejemplo en caso de utilizar botellas se debe realizar un corte en el centro en forma de ventana para introducir el sustrato.</text:span></text:p>
      <text:p text:style-name="Normal"><text:span text:style-name="T112">El segundo paso es rellenar los</text:span><text:span text:style-name="T113"><text:s/>recipientes con sustrato previamente humedecido con agua y realizar sobre la superficie de éste algunos orificios para colocar las semillas de tu preferencia. El sustrato es el medio que dará soporte a las plantas y permitirá el desarrollo de las raíces.</text:span></text:p>
      <text:p text:style-name="Normal"><text:span text:style-name="T114">El tercer y último paso es colocar las semillas en los orificios realizados previamente y cubrirlas con el sustrato sin presionar demasiado para facilitar el crecimiento del embrión. Es necesario mantener el cultivo humedecido sólo con agua hasta que las s</text:span><text:span text:style-name="T115">emillas germinen, posteriormente se deben realizar riegos cada tres o cuatro días con la solución nutritiva diluida en agua.</text:span></text:p>
      <text:p text:style-name="P116"/>
      <text:p text:style-name="Normal"><text:span text:style-name="T117">2.-¿ Es posible construir un cluster con consolas de videojuegos?</text:span></text:p>
      <text:p text:style-name="Normal"><text:span text:style-name="T118">R=<text:s/></text:span><text:span text:style-name="T119">Sí, un grupo de estudiantes de la “Universidad Complutense de Madrid” hicieron un cluster a partir de una consola “PlayStation 2”.<text:s/></text:span></text:p>
      <text:p text:style-name="P120"/>
      <text:p text:style-name="Normal"><text:span text:style-name="T121">3.-¿Qué necesito para alimentar un calentador de una pecera de 600 Lt con energía solar?</text:span></text:p>
      <text:p text:style-name="Normal"><text:span text:style-name="T122">R= Se requiere un “Termocalentador <text:s/>250W Jager-Eheim” que calienta el agua hasta 18 grados celcius. Para alimentarlo se requiere un “Panel Solar Policristalino 250W” q</text:span><text:span text:style-name="T123">ue da la energía suficiente para hacer funcionar el calentador.</text:span><text:span text:style-name="T124"><text:line-break/>Puede ser otro panel solar con éstas especificaciones: MODELO: PA-250Wpl</text:span></text:p>
      <text:p text:style-name="P125"/>
      <text:p text:style-name="Normal"><text:span text:style-name="T126">POTENCIA MÁXIMA (Pmax): 250W</text:span></text:p>
      <text:p text:style-name="P127"/>
      <text:p text:style-name="Normal"><text:span text:style-name="T128">VOLTAJE MÁXIMO (Vmmp): 30V</text:span></text:p>
      <text:p text:style-name="P129"/>
      <text:p text:style-name="Normal"><text:span text:style-name="T130">CORRIENTE MÁXIMA (Immp): 8.33A</text:span></text:p>
      <text:p text:style-name="P131"/>
      <text:p text:style-name="Normal"><text:span text:style-name="T132">VOLTAJE EN CORTO CIRCUITO (V</text:span><text:span text:style-name="T133">oc): 37.5V</text:span></text:p>
      <text:p text:style-name="P134"/>
      <text:p text:style-name="Normal"><text:span text:style-name="T135">CORRIENTE EN CORTO CIRCUITO (Isc): 8.58A</text:span></text:p>
      <text:p text:style-name="P136"/>
      <text:p text:style-name="Normal"><text:span text:style-name="T137">EFICIENCIA DEL PANEL: ≥17%</text:span></text:p>
      <text:p text:style-name="P138"/>
      <text:p text:style-name="Normal"><text:span text:style-name="T139">TOLERANCIA (POSITIVA- NEGATIVA): ±3%</text:span></text:p>
      <text:p text:style-name="P140"/>
      <text:p text:style-name="Normal"><text:span text:style-name="T141">DIMENSIONES (L, A, G): 1640 x 980 x 40mm</text:span></text:p>
      <text:p text:style-name="P142"/>
      <text:p text:style-name="Normal"><text:span text:style-name="T143">PESO: 20 Kg.</text:span></text:p>
      <text:p text:style-name="P144"/>
      <text:p text:style-name="Normal"><text:span text:style-name="T145">4.-¿Quiénes participaron en la mejor partida de ajedrez?</text:span></text:p>
      <text:p text:style-name="Normal"><text:span text:style-name="T146">R=</text:span></text:p>
      <text:p text:style-name="Normal"><text:span text:style-name="T147">Jugada el 17 de Octubre de 1956 en New York, en el torneo Rosenwald Memorial, la partida entre<text:s/></text:span><text:span text:style-name="T148">Donald Byrne</text:span><text:span text:style-name="T149"><text:s/>vs.<text:s/></text:span><text:span text:style-name="T150">Robert “Bobby” Fischer”</text:span></text:p>
      <text:p text:style-name="P151"/>
      <text:p text:style-name="Normal"><text:span text:style-name="T152">5.-¿Cuál es el principio de operación de un circuito integrado?</text:span></text:p>
      <text:p text:style-name="Normal"><text:span text:style-name="T153">R= Su función principal es simplificar una función eléc</text:span><text:span text:style-name="T154">trica en un sólo encapsulado.</text:span></text:p>
      <text:p text:style-name="Normal"><text:span text:style-name="T155">Funciona gracias a unas compuertas lógicas denominadas NAND. Las cuales tienen como finalidad multiplicar negadamente y por medio de esto se pueden realizar todo tipo de oscilaciones. El principio de los circuitos integrados s</text:span><text:span text:style-name="T156">on los transistores.<text:s/></text:span></text:p>
      <text:p text:style-name="P157"/>
      <text:p text:style-name="Normal"><text:span text:style-name="T158">6.-¿Cuál es el catabolismo y cómo de contra resta?</text:span><text:span text:style-name="T159"><text:line-break/>R= Es la descomposición <text:s/>de moléculas grandes en más pequeñas esto ocurre por oxidación liberando energía.<text:s/></text:span></text:p>
      <text:p text:style-name="Normal"><text:span text:style-name="T160">El catabolismo muscular es la pérdida de masa muscular.</text:span><text:span text:style-name="T161"><text:line-break/>Para contrarrestar</text:span><text:span text:style-name="T162"><text:s/>el catabolismo muscular necesitamos una dieta balanceada, además de realizar ejercicio con regularidad. Tener un horario de sueño reparador es importante, otras cosa que se puede hacer para ayudar es el consumo de hormonas del crecimiento y de “testostero</text:span><text:span text:style-name="T163">na”.</text:span></text:p>
      <text:p text:style-name="P164"/>
      <text:p text:style-name="P165"/>
      <text:p text:style-name="Normal"><text:span text:style-name="T166">Referencias<text:s/></text:span></text:p>
      <text:p text:style-name="Normal"><text:a xlink:href="https://sisolar.com.mx/producto/modelo-pa-200wpl/" office:target-frame-name="_top" xlink:show="replace"><text:span text:style-name="T167">https://sisolar.com.mx/producto/modelo-pa-200wpl/</text:span></text:a></text:p>
      <text:p text:style-name="Normal"><text:a xlink:href="https://aptavs.com/articulos/evitar-catabolismo-muscular" office:target-frame-name="_top" xlink:show="replace"><text:span text:style-name="T168">https://aptavs.com/articulos/evitar-catabolismo-muscular</text:span></text:a></text:p>
      <text:p text:style-name="Normal"><text:a xlink:href="https://prezi.com/wyul_na5ijyn/como-funcionan-los-circuitos-integrados/" office:target-frame-name="_top" xlink:show="replace"><text:span text:style-name="T169">https://prezi.com/wyul_na5ijyn/como-funcionan-los-circuitos-integrados/</text:span></text:a></text:p>
      <text:p text:style-name="Normal"><text:a xlink:href="http://ajedrez12.com/2016/10/17/byrne-fischer-a-60-anos-de-la-partida-del-siglo/" office:target-frame-name="_top" xlink:show="replace"><text:span text:style-name="T170">http://ajedrez12.com/2016/10/17/byrne-fischer-a-60-anos-de-la-partida-del-siglo/</text:span></text:a></text:p>
      <text:p text:style-name="Normal"><text:a xlink:href="https://eprints.ucm.es/12742/1/memoriaProyecto01.pdf" office:target-frame-name="_top" xlink:show="replace"><text:span text:style-name="Hipervínculo">https://eprints.ucm.es/12742/1/memoriaProyecto01.pdf</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roman" svg:panose-1="0 0 0 0 0 0 0 0 0 0"/>
    <style:font-face style:name="FreeSans" svg:font-family="FreeSans" style:font-family-generic="roman" svg:panose-1="0 0 0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oindependiente" style:default-outline-level="1">
      <style:text-properties fo:font-weight="bold" style:font-weight-asian="bold" style:font-weight-complex="bold" fo:hyphenate="false"/>
    </style:style>
    <style:style style:name="Título2" style:display-name="Título 2" style:family="paragraph" style:parent-style-name="Heading" style:next-style-name="Textoindependiente"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oindependiente"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Fuentedepárrafopredeter." style:display-name="Fuente de párrafo predeter."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LO-Normal" style:display-name="LO-Normal" style:family="paragraph">
      <style:paragraph-properties fo:widows="0" fo:orphans="0"/>
      <style:text-properties fo:hyphenate="false"/>
    </style:style>
    <style:style style:name="Heading" style:display-name="Heading" style:family="paragraph" style:parent-style-name="Normal" style:next-style-name="Textoindependiente">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oindependiente" style:display-name="Texto independiente" style:family="paragraph" style:parent-style-name="Normal">
      <style:paragraph-properties fo:margin-bottom="0.0972in" fo:line-height="120%"/>
      <style:text-properties fo:hyphenate="false"/>
    </style:style>
    <style:style style:name="Lista" style:display-name="Lista" style:family="paragraph" style:parent-style-name="Textoindependiente">
      <style:text-properties fo:hyphenate="false"/>
    </style:style>
    <style:style style:name="Descripción" style:display-name="Descripció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ableContents" style:display-name="Table Contents" style:family="paragraph" style:parent-style-name="Normal">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Normal">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oindependiente">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oindependiente">
      <style:paragraph-properties fo:text-align="center" fo:margin-top="0.0416in" fo:margin-bottom="0in"/>
      <style:text-properties fo:font-size="18pt" style:font-size-asian="18pt" style:font-size-complex="18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style:list-level-properties text:space-before="0in" text:min-label-width="0in"/>
      </text:outline-level-style>
      <text:outline-level-style text:level="2" style:num-format="">
        <style:list-level-properties text:space-before="0in" text:min-label-width="0in"/>
      </text:outline-level-style>
      <text:outline-level-style text:level="3" style:num-format="">
        <style:list-level-properties text:space-before="0in" text:min-label-width="0in"/>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Juan Delgado</dc:creator>
    <meta:creation-date>2019-08-20T04:25:00Z</meta:creation-date>
    <dc:date>2019-08-20T04:25:00Z</dc:date>
    <meta:template xlink:href="Normal" xlink:type="simple"/>
    <meta:editing-cycles>2</meta:editing-cycles>
    <meta:editing-duration>PT60S</meta:editing-duration>
    <meta:document-statistic meta:page-count="3" meta:paragraph-count="8" meta:word-count="688" meta:character-count="4467" meta:row-count="31" meta:non-whitespace-character-count="3787"/>
  </office:meta>
</office:document-meta>
</file>